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058" officeooo:paragraph-rsid="001e3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ORTIF(SP_ID,…)</text:p>
      <text:p text:style-name="P1">COMPETITION(CO_ID,…)</text:p>
      <text:p text:style-name="P1">INSCRIPTION(#SP_ID, CO_ID, IN_DOSSARD)</text:p>
      <text:p text:style-name="P1">EPREUVE(«#CO_ID, #EP_ID)</text:p>
      <text:p text:style-name="P1">CERTIFICAT_MEDICAL(CM_ID, …, #SP_ID)</text:p>
      <text:p text:style-name="P1">CLUB(ID_CLUB, …)</text:p>
      <text:p text:style-name="P1">APPARTIENT(#SP_ID, #CL_I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4:36:25.290318514</meta:creation-date>
    <meta:generator>LibreOffice/6.0.7.3$Linux_X86_64 LibreOffice_project/00m0$Build-3</meta:generator>
    <dc:date>2020-07-07T14:41:23.747369240</dc:date>
    <meta:editing-duration>PT4M58S</meta:editing-duration>
    <meta:editing-cycles>1</meta:editing-cycles>
    <meta:document-statistic meta:table-count="0" meta:image-count="0" meta:object-count="0" meta:page-count="1" meta:paragraph-count="7" meta:word-count="14" meta:character-count="176" meta:non-whitespace-character-count="169"/>
  </office:meta>
</office:document-meta>
</file>